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588F39BC9788E0AC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399cm" style:rel-column-width="13103*"/>
    </style:style>
    <style:style style:name="表1.B" style:family="table-column">
      <style:table-column-properties style:column-width="3.399cm" style:rel-column-width="13104*"/>
    </style:style>
    <style:style style:name="表1.C" style:family="table-column">
      <style:table-column-properties style:column-width="3.401cm" style:rel-column-width="13109*"/>
    </style:style>
    <style:style style:name="表1.E" style:family="table-column">
      <style:table-column-properties style:column-width="3.401cm" style:rel-column-width="13110*"/>
    </style:style>
    <style:style style:name="表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表1.A2" style:family="table-cell">
      <style:table-cell-properties fo:padding="0.097cm" fo:border-left="none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Noto Sans CJK JP Medium" fo:font-size="9pt" style:font-name-asian="Noto Sans CJK JP Medium" style:font-size-asian="9pt" style:font-size-complex="9pt"/>
    </style:style>
    <style:style style:name="P2" style:family="paragraph" style:parent-style-name="Table_20_Contents">
      <style:text-properties style:font-name="Noto Sans CJK JP Medium" fo:font-size="9pt" officeooo:rsid="000ef952" officeooo:paragraph-rsid="00171b61" style:font-name-asian="Noto Sans CJK JP Medium" style:font-size-asian="9pt" style:font-size-complex="9pt"/>
    </style:style>
    <style:style style:name="P3" style:family="paragraph" style:parent-style-name="Table_20_Contents">
      <style:text-properties style:font-name="Noto Sans CJK JP Medium" fo:font-size="9pt" officeooo:rsid="000ef952" officeooo:paragraph-rsid="0018c5ce" style:font-name-asian="Noto Sans CJK JP Medium" style:font-size-asian="9pt" style:font-size-complex="9pt"/>
    </style:style>
    <style:style style:name="P4" style:family="paragraph" style:parent-style-name="Table_20_Contents">
      <style:text-properties style:font-name="Noto Sans CJK JP Medium" fo:font-size="9pt" officeooo:rsid="000ef952" officeooo:paragraph-rsid="001a7d8d" style:font-name-asian="Noto Sans CJK JP Medium" style:font-size-asian="9pt" style:font-size-complex="9pt"/>
    </style:style>
    <style:style style:name="P5" style:family="paragraph" style:parent-style-name="Table_20_Contents">
      <style:text-properties style:font-name="Noto Sans CJK JP Medium" fo:font-size="9pt" officeooo:rsid="000ef952" officeooo:paragraph-rsid="001c3646" style:font-name-asian="Noto Sans CJK JP Medium" style:font-size-asian="9pt" style:font-size-complex="9pt"/>
    </style:style>
    <style:style style:name="P6" style:family="paragraph" style:parent-style-name="Table_20_Contents">
      <style:text-properties style:font-name="Noto Sans CJK JP Medium" fo:font-size="9pt" officeooo:paragraph-rsid="00171b61" style:font-name-asian="Noto Sans CJK JP Medium" style:font-size-asian="9pt" style:font-size-complex="9pt"/>
    </style:style>
    <style:style style:name="P7" style:family="paragraph" style:parent-style-name="Table_20_Contents">
      <style:text-properties style:font-name="Noto Sans CJK JP Medium" fo:font-size="9pt" officeooo:paragraph-rsid="0018c5ce" style:font-name-asian="Noto Sans CJK JP Medium" style:font-size-asian="9pt" style:font-size-complex="9pt"/>
    </style:style>
    <style:style style:name="T1" style:family="text">
      <style:text-properties officeooo:rsid="0008a53a"/>
    </style:style>
    <style:style style:name="T2" style:family="text">
      <style:text-properties officeooo:rsid="000ef95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8a53a" style:font-size-asian="8pt" style:font-size-complex="8pt"/>
    </style:style>
    <style:style style:name="T5" style:family="text">
      <style:text-properties fo:font-size="8pt" officeooo:rsid="001c3646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row table:style-name="TableLine93943765014512">
          <table:table-cell table:style-name="表1.A1" office:value-type="string">
            <text:p text:style-name="P3"><draw:frame draw:style-name="fr2" draw:name="イメージ1" text:anchor-type="char" svg:width="3.205cm" svg:height="3.205cm" draw:z-index="0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1" office:value-type="string">
            <text:p text:style-name="P5"><draw:frame draw:style-name="fr2" draw:name="イメージ2" text:anchor-type="char" svg:width="3.205cm" svg:height="3.205cm" draw:z-index="1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1" office:value-type="string">
            <text:p text:style-name="P5"><draw:frame draw:style-name="fr1" draw:name="イメージ3" text:anchor-type="char" svg:width="3.205cm" svg:height="3.205cm" draw:z-index="2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1" office:value-type="string">
            <text:p text:style-name="P5"><draw:frame draw:style-name="fr2" draw:name="イメージ4" text:anchor-type="char" svg:width="3.205cm" svg:height="3.205cm" draw:z-index="3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1" office:value-type="string">
            <text:p text:style-name="P5"><draw:frame draw:style-name="fr1" draw:name="イメージ5" text:anchor-type="char" svg:width="3.205cm" svg:height="3.205cm" draw:z-index="4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6" text:anchor-type="char" svg:width="3.205cm" svg:height="3.205cm" draw:z-index="5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7" text:anchor-type="char" svg:width="3.205cm" svg:height="3.205cm" draw:z-index="6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8" text:anchor-type="char" svg:width="3.205cm" svg:height="3.205cm" draw:z-index="7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9" text:anchor-type="char" svg:width="3.205cm" svg:height="3.205cm" draw:z-index="8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10" text:anchor-type="char" svg:width="3.205cm" svg:height="3.205cm" draw:z-index="9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11" text:anchor-type="char" svg:width="3.205cm" svg:height="3.205cm" draw:z-index="10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12" text:anchor-type="char" svg:width="3.205cm" svg:height="3.205cm" draw:z-index="11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13" text:anchor-type="char" svg:width="3.205cm" svg:height="3.205cm" draw:z-index="12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14" text:anchor-type="char" svg:width="3.205cm" svg:height="3.205cm" draw:z-index="13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15" text:anchor-type="char" svg:width="3.205cm" svg:height="3.205cm" draw:z-index="14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16" text:anchor-type="char" svg:width="3.205cm" svg:height="3.205cm" draw:z-index="15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17" text:anchor-type="char" svg:width="3.205cm" svg:height="3.205cm" draw:z-index="16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18" text:anchor-type="char" svg:width="3.205cm" svg:height="3.205cm" draw:z-index="17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19" text:anchor-type="char" svg:width="3.205cm" svg:height="3.205cm" draw:z-index="18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20" text:anchor-type="char" svg:width="3.205cm" svg:height="3.205cm" draw:z-index="19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21" text:anchor-type="char" svg:width="3.205cm" svg:height="3.205cm" draw:z-index="20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22" text:anchor-type="char" svg:width="3.205cm" svg:height="3.205cm" draw:z-index="21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23" text:anchor-type="char" svg:width="3.205cm" svg:height="3.205cm" draw:z-index="22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24" text:anchor-type="char" svg:width="3.205cm" svg:height="3.205cm" draw:z-index="23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25" text:anchor-type="char" svg:width="3.205cm" svg:height="3.205cm" draw:z-index="24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</table:table-row>
        <table:table-row table:style-name="TableLine93943765014512">
          <table:table-cell table:style-name="表1.A2" office:value-type="string">
            <text:p text:style-name="P3"><draw:frame draw:style-name="fr2" draw:name="イメージ26" text:anchor-type="char" svg:width="3.205cm" svg:height="3.205cm" draw:z-index="25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27" text:anchor-type="char" svg:width="3.205cm" svg:height="3.205cm" draw:z-index="26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28" text:anchor-type="char" svg:width="3.205cm" svg:height="3.205cm" draw:z-index="27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2" draw:name="イメージ29" text:anchor-type="char" svg:width="3.205cm" svg:height="3.205cm" draw:z-index="28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  <table:table-cell table:style-name="表1.A2" office:value-type="string">
            <text:p text:style-name="P5"><draw:frame draw:style-name="fr1" draw:name="イメージ30" text:anchor-type="char" svg:width="3.205cm" svg:height="3.205cm" draw:z-index="29"><draw:image xlink:href="Pictures/1000020100000258000002588F39BC9788E0ACBB.png" xlink:type="simple" xlink:show="embed" xlink:actuate="onLoad" loext:mime-type="image/png"/></draw:frame><text:span text:style-name="T4">G</text:span><text:span text:style-name="T3">roveコネクタ<text:line-break/>ブレイクアウトボード<text:line-break/>横型</text:span><text:span text:style-name="T5">1列</text:span><text:span text:style-name="T3">側ピン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20:06:28.306069165</meta:creation-date>
    <dc:date>2021-12-11T11:09:16.809377019</dc:date>
    <meta:editing-duration>PT1H57M48S</meta:editing-duration>
    <meta:editing-cycles>13</meta:editing-cycles>
    <meta:generator>LibreOffice/6.4.7.2$Linux_X86_64 LibreOffice_project/40$Build-2</meta:generator>
    <meta:document-statistic meta:table-count="1" meta:image-count="30" meta:object-count="0" meta:page-count="1" meta:paragraph-count="30" meta:word-count="660" meta:character-count="840" meta:non-whitespace-character-count="780"/>
  </office:meta>
</office:document-meta>
</file>